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8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X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diff proportion</text:p>
          </table:table-cell>
          <table:table-cell office:value-type="string" calcext:value-type="string">
            <text:p>function shap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CITRA_SYN</text:p>
          </table:table-cell>
          <table:table-cell office:value-type="float" office:value="0.000249275281295042" calcext:value-type="float">
            <text:p>0.0002492753</text:p>
          </table:table-cell>
          <table:table-cell office:value-type="float" office:value="0.00500855797102038" calcext:value-type="float">
            <text:p>0.005008558</text:p>
          </table:table-cell>
          <table:table-cell office:value-type="float" office:value="0.00475928268972534" calcext:value-type="float">
            <text:p>0.0047592827</text:p>
          </table:table-cell>
          <table:table-cell table:style-name="ce1" office:value-type="float" office:value="1.81035892974714" calcext:value-type="float">
            <text:p>1.8103589297</text:p>
          </table:table-cell>
          <table:table-cell office:value-type="string" calcext:value-type="string">
            <text:p>decreas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0.000437262462879703" calcext:value-type="float">
            <text:p>0.0004372625</text:p>
          </table:table-cell>
          <table:table-cell office:value-type="float" office:value="0.0032516269266811" calcext:value-type="float">
            <text:p>0.0032516269</text:p>
          </table:table-cell>
          <table:table-cell office:value-type="float" office:value="0.00281436446380139" calcext:value-type="float">
            <text:p>0.0028143645</text:p>
          </table:table-cell>
          <table:table-cell table:style-name="ce1" office:value-type="float" office:value="1.52586004436228" calcext:value-type="float">
            <text:p>1.5258600444</text:p>
          </table:table-cell>
          <table:table-cell office:value-type="string" calcext:value-type="string">
            <text:p>increas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0.000467534795782867" calcext:value-type="float">
            <text:p>0.0004675348</text:p>
          </table:table-cell>
          <table:table-cell office:value-type="float" office:value="0.00290313385351111" calcext:value-type="float">
            <text:p>0.0029031339</text:p>
          </table:table-cell>
          <table:table-cell office:value-type="float" office:value="0.00243559905772824" calcext:value-type="float">
            <text:p>0.0024355991</text:p>
          </table:table-cell>
          <table:table-cell table:style-name="ce1" office:value-type="float" office:value="1.44517264148074" calcext:value-type="float">
            <text:p>1.4451726415</text:p>
          </table:table-cell>
          <table:table-cell office:value-type="string" calcext:value-type="string">
            <text:p>decreas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0.000581567547284869" calcext:value-type="float">
            <text:p>0.0005815675</text:p>
          </table:table-cell>
          <table:table-cell office:value-type="float" office:value="0.0021012210928651" calcext:value-type="float">
            <text:p>0.0021012211</text:p>
          </table:table-cell>
          <table:table-cell office:value-type="float" office:value="0.00151965354558023" calcext:value-type="float">
            <text:p>0.0015196535</text:p>
          </table:table-cell>
          <table:table-cell table:style-name="ce1" office:value-type="float" office:value="1.13289099471905" calcext:value-type="float">
            <text:p>1.1328909947</text:p>
          </table:table-cell>
          <table:table-cell office:value-type="string" calcext:value-type="string">
            <text:p>increas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P_MAINTENANCE</text:p>
          </table:table-cell>
          <table:table-cell office:value-type="float" office:value="0.000783031012850412" calcext:value-type="float">
            <text:p>0.000783031</text:p>
          </table:table-cell>
          <table:table-cell office:value-type="float" office:value="0.00211433906671249" calcext:value-type="float">
            <text:p>0.0021143391</text:p>
          </table:table-cell>
          <table:table-cell office:value-type="float" office:value="0.00133130805386208" calcext:value-type="float">
            <text:p>0.0013313081</text:p>
          </table:table-cell>
          <table:table-cell table:style-name="ce1" office:value-type="float" office:value="0.918976877170569" calcext:value-type="float">
            <text:p>0.9189768772</text:p>
          </table:table-cell>
          <table:table-cell office:value-type="string" calcext:value-type="string">
            <text:p>decreas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DH</text:p>
          </table:table-cell>
          <table:table-cell office:value-type="float" office:value="0.000573658206292716" calcext:value-type="float">
            <text:p>0.0005736582</text:p>
          </table:table-cell>
          <table:table-cell office:value-type="float" office:value="0.00148511045455479" calcext:value-type="float">
            <text:p>0.0014851105</text:p>
          </table:table-cell>
          <table:table-cell office:value-type="float" office:value="0.000911452248262079" calcext:value-type="float">
            <text:p>0.0009114522</text:p>
          </table:table-cell>
          <table:table-cell office:value-type="float" office:value="0.885434352674548" calcext:value-type="float">
            <text:p>0.8854343527</text:p>
          </table:table-cell>
          <table:table-cell office:value-type="string" calcext:value-type="string">
            <text:p>decreas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P_syn</text:p>
          </table:table-cell>
          <table:table-cell office:value-type="float" office:value="0.000854646071250296" calcext:value-type="float">
            <text:p>0.0008546461</text:p>
          </table:table-cell>
          <table:table-cell office:value-type="float" office:value="0.00161575331145685" calcext:value-type="float">
            <text:p>0.0016157533</text:p>
          </table:table-cell>
          <table:table-cell office:value-type="float" office:value="0.000761107240206549" calcext:value-type="float">
            <text:p>0.0007611072</text:p>
          </table:table-cell>
          <table:table-cell office:value-type="float" office:value="0.616181533669671" calcext:value-type="float">
            <text:p>0.6161815337</text:p>
          </table:table-cell>
          <table:table-cell office:value-type="string" calcext:value-type="string">
            <text:p>decreasin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EA</text:p>
          </table:table-cell>
          <table:table-cell office:value-type="float" office:value="0.000766248073895086" calcext:value-type="float">
            <text:p>0.0007662481</text:p>
          </table:table-cell>
          <table:table-cell office:value-type="float" office:value="0.00151743266857019" calcext:value-type="float">
            <text:p>0.0015174327</text:p>
          </table:table-cell>
          <table:table-cell office:value-type="float" office:value="0.0007511845946751" calcext:value-type="float">
            <text:p>0.0007511846</text:p>
          </table:table-cell>
          <table:table-cell office:value-type="float" office:value="0.657871812558337" calcext:value-type="float">
            <text:p>0.6578718126</text:p>
          </table:table-cell>
          <table:table-cell office:value-type="string" calcext:value-type="string">
            <text:p>decreas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.000830366567427068" calcext:value-type="float">
            <text:p>0.0008303666</text:p>
          </table:table-cell>
          <table:table-cell office:value-type="float" office:value="0.00156761802356446" calcext:value-type="float">
            <text:p>0.001567618</text:p>
          </table:table-cell>
          <table:table-cell office:value-type="float" office:value="0.000737251456137392" calcext:value-type="float">
            <text:p>0.0007372515</text:p>
          </table:table-cell>
          <table:table-cell office:value-type="float" office:value="0.614892571793008" calcext:value-type="float">
            <text:p>0.6148925718</text:p>
          </table:table-cell>
          <table:table-cell office:value-type="string" calcext:value-type="string">
            <text:p>decreasin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WF</text:p>
          </table:table-cell>
          <table:table-cell office:value-type="float" office:value="0.000931742527437034" calcext:value-type="float">
            <text:p>0.0009317425</text:p>
          </table:table-cell>
          <table:table-cell office:value-type="float" office:value="0.0012519904303716" calcext:value-type="float">
            <text:p>0.0012519904</text:p>
          </table:table-cell>
          <table:table-cell office:value-type="float" office:value="0.000320247902934566" calcext:value-type="float">
            <text:p>0.0003202479</text:p>
          </table:table-cell>
          <table:table-cell office:value-type="float" office:value="0.293303173164482" calcext:value-type="float">
            <text:p>0.2933031732</text:p>
          </table:table-cell>
          <table:table-cell office:value-type="string" calcext:value-type="string">
            <text:p>decreasi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DHII</text:p>
          </table:table-cell>
          <table:table-cell office:value-type="float" office:value="0.00099863879810166" calcext:value-type="float">
            <text:p>0.0009986388</text:p>
          </table:table-cell>
          <table:table-cell office:value-type="float" office:value="0.00125721412952585" calcext:value-type="float">
            <text:p>0.0012572141</text:p>
          </table:table-cell>
          <table:table-cell office:value-type="float" office:value="0.000258575331424186" calcext:value-type="float">
            <text:p>0.0002585753</text:p>
          </table:table-cell>
          <table:table-cell office:value-type="float" office:value="0.229248394926287" calcext:value-type="float">
            <text:p>0.2292483949</text:p>
          </table:table-cell>
          <table:table-cell office:value-type="string" calcext:value-type="string">
            <text:p>decreasin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QO</text:p>
          </table:table-cell>
          <table:table-cell office:value-type="float" office:value="0.000995759277171526" calcext:value-type="float">
            <text:p>0.0009957593</text:p>
          </table:table-cell>
          <table:table-cell office:value-type="float" office:value="0.00122254869260619" calcext:value-type="float">
            <text:p>0.0012225487</text:p>
          </table:table-cell>
          <table:table-cell office:value-type="float" office:value="0.000226789415434665" calcext:value-type="float">
            <text:p>0.0002267894</text:p>
          </table:table-cell>
          <table:table-cell office:value-type="float" office:value="0.204470631241874" calcext:value-type="float">
            <text:p>0.2044706312</text:p>
          </table:table-cell>
          <table:table-cell office:value-type="string" calcext:value-type="string">
            <text:p>increasin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DH_req</text:p>
          </table:table-cell>
          <table:table-cell office:value-type="float" office:value="0.00102087495673218" calcext:value-type="float">
            <text:p>0.001020875</text:p>
          </table:table-cell>
          <table:table-cell office:value-type="float" office:value="0.0012462202589483" calcext:value-type="float">
            <text:p>0.0012462203</text:p>
          </table:table-cell>
          <table:table-cell office:value-type="float" office:value="0.000225345302216128" calcext:value-type="float">
            <text:p>0.0002253453</text:p>
          </table:table-cell>
          <table:table-cell office:value-type="float" office:value="0.198796504582177" calcext:value-type="float">
            <text:p>0.1987965046</text:p>
          </table:table-cell>
          <table:table-cell office:value-type="string" calcext:value-type="string">
            <text:p>increasin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0.000996136775484054" calcext:value-type="float">
            <text:p>0.0009961368</text:p>
          </table:table-cell>
          <table:table-cell office:value-type="float" office:value="0.00122145502791751" calcext:value-type="float">
            <text:p>0.001221455</text:p>
          </table:table-cell>
          <table:table-cell office:value-type="float" office:value="0.000225318252433454" calcext:value-type="float">
            <text:p>0.0002253183</text:p>
          </table:table-cell>
          <table:table-cell office:value-type="float" office:value="0.203209853218106" calcext:value-type="float">
            <text:p>0.2032098532</text:p>
          </table:table-cell>
          <table:table-cell office:value-type="string" calcext:value-type="string">
            <text:p>decreasin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0.000990159067622596" calcext:value-type="float">
            <text:p>0.0009901591</text:p>
          </table:table-cell>
          <table:table-cell office:value-type="float" office:value="0.00118488004604537" calcext:value-type="float">
            <text:p>0.00118488</text:p>
          </table:table-cell>
          <table:table-cell office:value-type="float" office:value="0.000194720978422775" calcext:value-type="float">
            <text:p>0.000194721</text:p>
          </table:table-cell>
          <table:table-cell office:value-type="float" office:value="0.179050553343291" calcext:value-type="float">
            <text:p>0.1790505533</text:p>
          </table:table-cell>
          <table:table-cell office:value-type="string" calcext:value-type="string">
            <text:p>decreasin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0.00104077937154856" calcext:value-type="float">
            <text:p>0.0010407794</text:p>
          </table:table-cell>
          <table:table-cell office:value-type="float" office:value="0.00116062593641677" calcext:value-type="float">
            <text:p>0.0011606259</text:p>
          </table:table-cell>
          <table:table-cell office:value-type="float" office:value="0.000119846564868211" calcext:value-type="float">
            <text:p>0.0001198466</text:p>
          </table:table-cell>
          <table:table-cell office:value-type="float" office:value="0.108881871443274" calcext:value-type="float">
            <text:p>0.1088818714</text:p>
          </table:table-cell>
          <table:table-cell office:value-type="string" calcext:value-type="string">
            <text:p>increasin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CK</text:p>
          </table:table-cell>
          <table:table-cell office:value-type="float" office:value="0.00108204207829824" calcext:value-type="float">
            <text:p>0.0010820421</text:p>
          </table:table-cell>
          <table:table-cell office:value-type="float" office:value="0.00118508586494543" calcext:value-type="float">
            <text:p>0.0011850859</text:p>
          </table:table-cell>
          <table:table-cell office:value-type="float" office:value="0.00010304378664719" calcext:value-type="float">
            <text:p>0.0001030438</text:p>
          </table:table-cell>
          <table:table-cell office:value-type="float" office:value="0.0909024891641194" calcext:value-type="float">
            <text:p>0.0909024892</text:p>
          </table:table-cell>
          <table:table-cell office:value-type="string" calcext:value-type="string">
            <text:p>decreasin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00107609462301589" calcext:value-type="float">
            <text:p>0.0010760946</text:p>
          </table:table-cell>
          <table:table-cell office:value-type="float" office:value="0.00117596089656731" calcext:value-type="float">
            <text:p>0.0011759609</text:p>
          </table:table-cell>
          <table:table-cell office:value-type="float" office:value="0.0000998662735514203" calcext:value-type="float">
            <text:p>9.98662735514203E-05</text:p>
          </table:table-cell>
          <table:table-cell office:value-type="float" office:value="0.0886889978359886" calcext:value-type="float">
            <text:p>0.0886889978</text:p>
          </table:table-cell>
          <table:table-cell office:value-type="string" calcext:value-type="string">
            <text:p>increasin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CEB</text:p>
          </table:table-cell>
          <table:table-cell office:value-type="float" office:value="0.00109496763543975" calcext:value-type="float">
            <text:p>0.0010949676</text:p>
          </table:table-cell>
          <table:table-cell office:value-type="float" office:value="0.00117399849090524" calcext:value-type="float">
            <text:p>0.0011739985</text:p>
          </table:table-cell>
          <table:table-cell office:value-type="float" office:value="0.0000790308554654898" calcext:value-type="float">
            <text:p>7.90308554654898E-05</text:p>
          </table:table-cell>
          <table:table-cell office:value-type="float" office:value="0.0696624374845104" calcext:value-type="float">
            <text:p>0.0696624375</text:p>
          </table:table-cell>
          <table:table-cell office:value-type="string" calcext:value-type="string">
            <text:p>decreasin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.00108293299932914" calcext:value-type="float">
            <text:p>0.001082933</text:p>
          </table:table-cell>
          <table:table-cell office:value-type="float" office:value="0.00115544210467428" calcext:value-type="float">
            <text:p>0.0011554421</text:p>
          </table:table-cell>
          <table:table-cell office:value-type="float" office:value="0.0000725091053451472" calcext:value-type="float">
            <text:p>7.25091053451472E-05</text:p>
          </table:table-cell>
          <table:table-cell office:value-type="float" office:value="0.0647872693146576" calcext:value-type="float">
            <text:p>0.0647872693</text:p>
          </table:table-cell>
          <table:table-cell office:value-type="string" calcext:value-type="string">
            <text:p>decreas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00110445457792467" calcext:value-type="float">
            <text:p>0.0011044546</text:p>
          </table:table-cell>
          <table:table-cell office:value-type="float" office:value="0.00115695161810022" calcext:value-type="float">
            <text:p>0.0011569516</text:p>
          </table:table-cell>
          <table:table-cell office:value-type="float" office:value="0.0000524970401755587" calcext:value-type="float">
            <text:p>0.000052497</text:p>
          </table:table-cell>
          <table:table-cell office:value-type="float" office:value="0.0464286692659092" calcext:value-type="float">
            <text:p>0.0464286693</text:p>
          </table:table-cell>
          <table:table-cell office:value-type="string" calcext:value-type="string">
            <text:p>decreasin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YTBO</text:p>
          </table:table-cell>
          <table:table-cell office:value-type="float" office:value="0.00109604278568422" calcext:value-type="float">
            <text:p>0.0010960428</text:p>
          </table:table-cell>
          <table:table-cell office:value-type="float" office:value="0.00113617323614725" calcext:value-type="float">
            <text:p>0.0011361732</text:p>
          </table:table-cell>
          <table:table-cell office:value-type="float" office:value="0.0000401304504630247" calcext:value-type="float">
            <text:p>4.01304504630247E-05</text:p>
          </table:table-cell>
          <table:table-cell office:value-type="float" office:value="0.0359557050666618" calcext:value-type="float">
            <text:p>0.0359557051</text:p>
          </table:table-cell>
          <table:table-cell office:value-type="string" calcext:value-type="string">
            <text:p>increase then decre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00109578253994078" calcext:value-type="float">
            <text:p>0.0010957825</text:p>
          </table:table-cell>
          <table:table-cell office:value-type="float" office:value="0.00112506056240209" calcext:value-type="float">
            <text:p>0.0011250606</text:p>
          </table:table-cell>
          <table:table-cell office:value-type="float" office:value="0.0000292780224613078" calcext:value-type="float">
            <text:p>0.000029278</text:p>
          </table:table-cell>
          <table:table-cell office:value-type="float" office:value="0.0263665834208829" calcext:value-type="float">
            <text:p>0.0263665834</text:p>
          </table:table-cell>
          <table:table-cell office:value-type="string" calcext:value-type="string">
            <text:p>increase then decrea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float" office:value="0.00111458976115431" calcext:value-type="float">
            <text:p>0.0011145898</text:p>
          </table:table-cell>
          <table:table-cell office:value-type="float" office:value="0.00113807085413586" calcext:value-type="float">
            <text:p>0.0011380709</text:p>
          </table:table-cell>
          <table:table-cell office:value-type="float" office:value="0.0000234810929815527" calcext:value-type="float">
            <text:p>2.34810929815527E-05</text:p>
          </table:table-cell>
          <table:table-cell office:value-type="float" office:value="0.020847430653488" calcext:value-type="float">
            <text:p>0.0208474307</text:p>
          </table:table-cell>
          <table:table-cell office:value-type="string" calcext:value-type="string">
            <text:p>decreasin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PM</text:p>
          </table:table-cell>
          <table:table-cell office:value-type="float" office:value="0.00111641878781664" calcext:value-type="float">
            <text:p>0.0011164188</text:p>
          </table:table-cell>
          <table:table-cell office:value-type="float" office:value="0.00113432674161236" calcext:value-type="float">
            <text:p>0.0011343267</text:p>
          </table:table-cell>
          <table:table-cell office:value-type="float" office:value="0.0000179079537957199" calcext:value-type="float">
            <text:p>0.000017908</text:p>
          </table:table-cell>
          <table:table-cell office:value-type="float" office:value="0.015912908466612" calcext:value-type="float">
            <text:p>0.0159129085</text:p>
          </table:table-cell>
          <table:table-cell office:value-type="string" calcext:value-type="string">
            <text:p>decreasin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0.00111175841663667" calcext:value-type="float">
            <text:p>0.0011117584</text:p>
          </table:table-cell>
          <table:table-cell office:value-type="float" office:value="0.00112750530548434" calcext:value-type="float">
            <text:p>0.0011275053</text:p>
          </table:table-cell>
          <table:table-cell office:value-type="float" office:value="0.0000157468888476676" calcext:value-type="float">
            <text:p>1.57468888476676E-05</text:p>
          </table:table-cell>
          <table:table-cell office:value-type="float" office:value="0.0140643450720957" calcext:value-type="float">
            <text:p>0.0140643451</text:p>
          </table:table-cell>
          <table:table-cell office:value-type="string" calcext:value-type="string">
            <text:p>increasin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0.00111834266932414" calcext:value-type="float">
            <text:p>0.0011183427</text:p>
          </table:table-cell>
          <table:table-cell office:value-type="float" office:value="0.00113006138519659" calcext:value-type="float">
            <text:p>0.0011300614</text:p>
          </table:table-cell>
          <table:table-cell office:value-type="float" office:value="0.0000117187158724425" calcext:value-type="float">
            <text:p>1.17187158724425E-05</text:p>
          </table:table-cell>
          <table:table-cell office:value-type="float" office:value="0.0104240301905526" calcext:value-type="float">
            <text:p>0.0104240302</text:p>
          </table:table-cell>
          <table:table-cell office:value-type="string" calcext:value-type="string">
            <text:p>decreasin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.00111752954795012" calcext:value-type="float">
            <text:p>0.0011175295</text:p>
          </table:table-cell>
          <table:table-cell office:value-type="float" office:value="0.00112532662516257" calcext:value-type="float">
            <text:p>0.0011253266</text:p>
          </table:table-cell>
          <table:table-cell office:value-type="float" office:value="0.0000077970772124512" calcext:value-type="float">
            <text:p>7.7970772124512E-06</text:p>
          </table:table-cell>
          <table:table-cell table:style-name="ce2" office:value-type="float" office:value="0.00695281071155823" calcext:value-type="float">
            <text:p>0.0069528107</text:p>
          </table:table-cell>
          <table:table-cell office:value-type="string" calcext:value-type="string">
            <text:p>increasin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00111838670090636" calcext:value-type="float">
            <text:p>0.0011183867</text:p>
          </table:table-cell>
          <table:table-cell office:value-type="float" office:value="0.00112417339314319" calcext:value-type="float">
            <text:p>0.0011241734</text:p>
          </table:table-cell>
          <table:table-cell office:value-type="float" office:value="0.00000578669223682236" calcext:value-type="float">
            <text:p>5.78669223682236E-06</text:p>
          </table:table-cell>
          <table:table-cell table:style-name="ce2" office:value-type="float" office:value="0.00516079123335591" calcext:value-type="float">
            <text:p>0.0051607912</text:p>
          </table:table-cell>
          <table:table-cell office:value-type="string" calcext:value-type="string">
            <text:p>increasin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0.00111942566743567" calcext:value-type="float">
            <text:p>0.0011194257</text:p>
          </table:table-cell>
          <table:table-cell office:value-type="float" office:value="0.00112368553015568" calcext:value-type="float">
            <text:p>0.0011236855</text:p>
          </table:table-cell>
          <table:table-cell office:value-type="float" office:value="0.0000042598627200143" calcext:value-type="float">
            <text:p>4.2598627200143E-06</text:p>
          </table:table-cell>
          <table:table-cell table:style-name="ce2" office:value-type="float" office:value="0.00379817346958861" calcext:value-type="float">
            <text:p>0.0037981735</text:p>
          </table:table-cell>
          <table:table-cell office:value-type="string" calcext:value-type="string">
            <text:p>increasin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XCH_GLC</text:p>
          </table:table-cell>
          <table:table-cell office:value-type="float" office:value="0.00112070502201647" calcext:value-type="float">
            <text:p>0.001120705</text:p>
          </table:table-cell>
          <table:table-cell office:value-type="float" office:value="0.00112300952611536" calcext:value-type="float">
            <text:p>0.0011230095</text:p>
          </table:table-cell>
          <table:table-cell office:value-type="float" office:value="0.00000230450409889268" calcext:value-type="float">
            <text:p>2.30450409889268E-06</text:p>
          </table:table-cell>
          <table:table-cell table:style-name="ce2" office:value-type="float" office:value="0.00205418652814946" calcext:value-type="float">
            <text:p>0.0020541865</text:p>
          </table:table-cell>
          <table:table-cell office:value-type="string" calcext:value-type="string">
            <text:p>increasin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00112132724220545" calcext:value-type="float">
            <text:p>0.0011213272</text:p>
          </table:table-cell>
          <table:table-cell office:value-type="float" office:value="0.00112278138755489" calcext:value-type="float">
            <text:p>0.0011227814</text:p>
          </table:table-cell>
          <table:table-cell office:value-type="float" office:value="0.00000145414534944354" calcext:value-type="float">
            <text:p>1.45414534944354E-06</text:p>
          </table:table-cell>
          <table:table-cell table:style-name="ce2" office:value-type="float" office:value="0.00129596698676644" calcext:value-type="float">
            <text:p>0.001295967</text:p>
          </table:table-cell>
          <table:table-cell office:value-type="string" calcext:value-type="string">
            <text:p>decreasin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0011214976452894" calcext:value-type="float">
            <text:p>0.0011214976</text:p>
          </table:table-cell>
          <table:table-cell office:value-type="float" office:value="0.00112263548578484" calcext:value-type="float">
            <text:p>0.0011226355</text:p>
          </table:table-cell>
          <table:table-cell office:value-type="float" office:value="0.00000113784049543585" calcext:value-type="float">
            <text:p>1.13784049543585E-06</text:p>
          </table:table-cell>
          <table:table-cell table:style-name="ce2" office:value-type="float" office:value="0.00101405792702787" calcext:value-type="float">
            <text:p>0.0010140579</text:p>
          </table:table-cell>
          <table:table-cell office:value-type="string" calcext:value-type="string">
            <text:p>increasin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0.00112188094144334" calcext:value-type="float">
            <text:p>0.0011218809</text:p>
          </table:table-cell>
          <table:table-cell office:value-type="float" office:value="0.0011224747896119" calcext:value-type="float">
            <text:p>0.0011224748</text:p>
          </table:table-cell>
          <table:table-cell office:value-type="float" office:value="0.00000059384816856003" calcext:value-type="float">
            <text:p>5.9384816856003E-07</text:p>
          </table:table-cell>
          <table:table-cell table:style-name="ce2" office:value-type="float" office:value="0.000529192552092281" calcext:value-type="float">
            <text:p>0.0005291926</text:p>
          </table:table-cell>
          <table:table-cell office:value-type="string" calcext:value-type="string">
            <text:p>decreasin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0.00112216971440011" calcext:value-type="float">
            <text:p>0.0011221697</text:p>
          </table:table-cell>
          <table:table-cell office:value-type="float" office:value="0.00112244610753047" calcext:value-type="float">
            <text:p>0.0011224461</text:p>
          </table:table-cell>
          <table:table-cell office:value-type="float" office:value="0.000000276393130356403" calcext:value-type="float">
            <text:p>2.76393130356403E-07</text:p>
          </table:table-cell>
          <table:table-cell table:style-name="ce2" office:value-type="float" office:value="0.000246272103810334" calcext:value-type="float">
            <text:p>0.0002462721</text:p>
          </table:table-cell>
          <table:table-cell office:value-type="string" calcext:value-type="string">
            <text:p>decreasin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CN_1</text:p>
          </table:table-cell>
          <table:table-cell office:value-type="float" office:value="0.00112215034337309" calcext:value-type="float">
            <text:p>0.0011221503</text:p>
          </table:table-cell>
          <table:table-cell office:value-type="float" office:value="0.00112231330130101" calcext:value-type="float">
            <text:p>0.0011223133</text:p>
          </table:table-cell>
          <table:table-cell office:value-type="float" office:value="0.000000162957927916626" calcext:value-type="float">
            <text:p>0.000000163</text:p>
          </table:table-cell>
          <table:table-cell table:style-name="ce2" office:value-type="float" office:value="0.000145208792580187" calcext:value-type="float">
            <text:p>0.0001452088</text:p>
          </table:table-cell>
          <table:table-cell office:value-type="string" calcext:value-type="string">
            <text:p>increasin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CN_2</text:p>
          </table:table-cell>
          <table:table-cell office:value-type="float" office:value="0.00112216933170746" calcext:value-type="float">
            <text:p>0.0011221693</text:p>
          </table:table-cell>
          <table:table-cell office:value-type="float" office:value="0.00112230363443078" calcext:value-type="float">
            <text:p>0.0011223036</text:p>
          </table:table-cell>
          <table:table-cell office:value-type="float" office:value="0.000000134302723317709" calcext:value-type="float">
            <text:p>1.34302723317709E-07</text:p>
          </table:table-cell>
          <table:table-cell table:style-name="ce2" office:value-type="float" office:value="0.000119674173263744" calcext:value-type="float">
            <text:p>0.0001196742</text:p>
          </table:table-cell>
          <table:table-cell office:value-type="string" calcext:value-type="string">
            <text:p>increasin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0112218026763831" calcext:value-type="float">
            <text:p>0.0011221803</text:p>
          </table:table-cell>
          <table:table-cell office:value-type="float" office:value="0.00112229835875995" calcext:value-type="float">
            <text:p>0.0011222984</text:p>
          </table:table-cell>
          <table:table-cell office:value-type="float" office:value="0.000000118091121640955" calcext:value-type="float">
            <text:p>1.18091121640955E-07</text:p>
          </table:table-cell>
          <table:table-cell table:style-name="ce2" office:value-type="float" office:value="0.000105228109773054" calcext:value-type="float">
            <text:p>0.0001052281</text:p>
          </table:table-cell>
          <table:table-cell office:value-type="string" calcext:value-type="string">
            <text:p>increasin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00112222522988638" calcext:value-type="float">
            <text:p>0.0011222252</text:p>
          </table:table-cell>
          <table:table-cell office:value-type="float" office:value="0.00112233851490939" calcext:value-type="float">
            <text:p>0.0011223385</text:p>
          </table:table-cell>
          <table:table-cell office:value-type="float" office:value="0.000000113285023008386" calcext:value-type="float">
            <text:p>1.13285023008386E-07</text:p>
          </table:table-cell>
          <table:table-cell table:style-name="ce2" office:value-type="float" office:value="0.000100941684789347" calcext:value-type="float">
            <text:p>0.0001009417</text:p>
          </table:table-cell>
          <table:table-cell office:value-type="string" calcext:value-type="string">
            <text:p>decreasin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.00112221631912998" calcext:value-type="float">
            <text:p>0.0011222163</text:p>
          </table:table-cell>
          <table:table-cell office:value-type="float" office:value="0.00112228068886914" calcext:value-type="float">
            <text:p>0.0011222807</text:p>
          </table:table-cell>
          <table:table-cell office:value-type="float" office:value="0.000000064369739164339" calcext:value-type="float">
            <text:p>6.4369739164339E-08</text:p>
          </table:table-cell>
          <table:table-cell table:style-name="ce2" office:value-type="float" office:value="0.0000573578302264899" calcext:value-type="float">
            <text:p>5.73578302264899E-05</text:p>
          </table:table-cell>
          <table:table-cell office:value-type="string" calcext:value-type="string">
            <text:p>decreasin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office:value-type="float" office:value="0.00112223775354799" calcext:value-type="float">
            <text:p>0.0011222378</text:p>
          </table:table-cell>
          <table:table-cell office:value-type="float" office:value="0.00112229678890361" calcext:value-type="float">
            <text:p>0.0011222968</text:p>
          </table:table-cell>
          <table:table-cell office:value-type="float" office:value="0.0000000590353556181259" calcext:value-type="float">
            <text:p>0.000000059</text:p>
          </table:table-cell>
          <table:table-cell table:style-name="ce2" office:value-type="float" office:value="0.0000526036507806597" calcext:value-type="float">
            <text:p>5.26036507806597E-05</text:p>
          </table:table-cell>
          <table:table-cell office:value-type="string" calcext:value-type="string">
            <text:p>decreasin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.00112224748696027" calcext:value-type="float">
            <text:p>0.0011222475</text:p>
          </table:table-cell>
          <table:table-cell office:value-type="float" office:value="0.00112228254607471" calcext:value-type="float">
            <text:p>0.0011222825</text:p>
          </table:table-cell>
          <table:table-cell office:value-type="float" office:value="0.0000000350591144481546" calcext:value-type="float">
            <text:p>3.50591144481546E-08</text:p>
          </table:table-cell>
          <table:table-cell table:style-name="ce2" office:value-type="float" office:value="0.0000312396037764296" calcext:value-type="float">
            <text:p>3.12396037764296E-05</text:p>
          </table:table-cell>
          <table:table-cell office:value-type="string" calcext:value-type="string">
            <text:p>increasin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UMA</text:p>
          </table:table-cell>
          <table:table-cell office:value-type="float" office:value="0.00112224868497519" calcext:value-type="float">
            <text:p>0.0011222487</text:p>
          </table:table-cell>
          <table:table-cell office:value-type="float" office:value="0.00112226441910775" calcext:value-type="float">
            <text:p>0.0011222644</text:p>
          </table:table-cell>
          <table:table-cell office:value-type="float" office:value="0.0000000157341325584745" calcext:value-type="float">
            <text:p>1.57341325584745E-08</text:p>
          </table:table-cell>
          <table:table-cell table:style-name="ce2" office:value-type="float" office:value="0.0000140200852735971" calcext:value-type="float">
            <text:p>1.40200852735971E-05</text:p>
          </table:table-cell>
          <table:table-cell office:value-type="string" calcext:value-type="string">
            <text:p>increasin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0.00112225521499479" calcext:value-type="float">
            <text:p>0.0011222552</text:p>
          </table:table-cell>
          <table:table-cell office:value-type="float" office:value="0.00112226759803479" calcext:value-type="float">
            <text:p>0.0011222676</text:p>
          </table:table-cell>
          <table:table-cell office:value-type="float" office:value="0.0000000123830399983461" calcext:value-type="float">
            <text:p>1.23830399983461E-08</text:p>
          </table:table-cell>
          <table:table-cell table:style-name="ce2" office:value-type="float" office:value="0.000011034006806669" calcext:value-type="float">
            <text:p>0.000011034</text:p>
          </table:table-cell>
          <table:table-cell office:value-type="string" calcext:value-type="string">
            <text:p>decreasin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.0011222570246786" calcext:value-type="float">
            <text:p>0.001122257</text:p>
          </table:table-cell>
          <table:table-cell office:value-type="float" office:value="0.00112226044389787" calcext:value-type="float">
            <text:p>0.0011222604</text:p>
          </table:table-cell>
          <table:table-cell office:value-type="float" office:value="0.00000000341921927208243" calcext:value-type="float">
            <text:p>3.41921927208243E-09</text:p>
          </table:table-cell>
          <table:table-cell table:style-name="ce3" office:value-type="float" office:value="0.00000304672992743602" calcext:value-type="float">
            <text:p>3.04672992743602E-06</text:p>
          </table:table-cell>
          <table:table-cell office:value-type="string" calcext:value-type="string">
            <text:p>jagge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0.00112225836392312" calcext:value-type="float">
            <text:p>0.0011222584</text:p>
          </table:table-cell>
          <table:table-cell office:value-type="float" office:value="0.00112226089890018" calcext:value-type="float">
            <text:p>0.0011222609</text:p>
          </table:table-cell>
          <table:table-cell office:value-type="float" office:value="0.00000000253497706831883" calcext:value-type="float">
            <text:p>2.53497706831883E-09</text:p>
          </table:table-cell>
          <table:table-cell table:style-name="ce3" office:value-type="float" office:value="0.00000225881515949226" calcext:value-type="float">
            <text:p>2.25881515949226E-06</text:p>
          </table:table-cell>
          <table:table-cell office:value-type="string" calcext:value-type="string">
            <text:p>decreasin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XCH_ACE1</text:p>
          </table:table-cell>
          <table:table-cell office:value-type="float" office:value="0.00112225889286743" calcext:value-type="float">
            <text:p>0.0011222589</text:p>
          </table:table-cell>
          <table:table-cell office:value-type="float" office:value="0.00112225925425838" calcext:value-type="float">
            <text:p>0.0011222593</text:p>
          </table:table-cell>
          <table:table-cell office:value-type="float" office:value="0.00000000036139094993469" calcext:value-type="float">
            <text:p>3.6139094993469E-10</text:p>
          </table:table-cell>
          <table:table-cell table:style-name="ce3" office:value-type="float" office:value="0.000000322020965076593" calcext:value-type="float">
            <text:p>0.000000322</text:p>
          </table:table-cell>
          <table:table-cell office:value-type="string" calcext:value-type="string">
            <text:p>jagge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XCH_P</text:p>
          </table:table-cell>
          <table:table-cell office:value-type="float" office:value="0.00112225910358595" calcext:value-type="float">
            <text:p>0.0011222591</text:p>
          </table:table-cell>
          <table:table-cell office:value-type="float" office:value="0.00112225923359726" calcext:value-type="float">
            <text:p>0.0011222592</text:p>
          </table:table-cell>
          <table:table-cell office:value-type="float" office:value="0.000000000130011316599662" calcext:value-type="float">
            <text:p>1.30011316599662E-10</text:p>
          </table:table-cell>
          <table:table-cell table:style-name="ce3" office:value-type="float" office:value="0.000000115847854255289" calcext:value-type="float">
            <text:p>1.15847854255289E-07</text:p>
          </table:table-cell>
          <table:table-cell office:value-type="string" calcext:value-type="string">
            <text:p>jagge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XCH_ACE2</text:p>
          </table:table-cell>
          <table:table-cell office:value-type="float" office:value="0.00112225913075445" calcext:value-type="float">
            <text:p>0.0011222591</text:p>
          </table:table-cell>
          <table:table-cell office:value-type="float" office:value="0.00112225924615371" calcext:value-type="float">
            <text:p>0.0011222592</text:p>
          </table:table-cell>
          <table:table-cell office:value-type="float" office:value="0.000000000115399255906298" calcext:value-type="float">
            <text:p>1.15399255906298E-10</text:p>
          </table:table-cell>
          <table:table-cell table:style-name="ce3" office:value-type="float" office:value="0.000000102827632951049" calcext:value-type="float">
            <text:p>1.02827632951049E-07</text:p>
          </table:table-cell>
          <table:table-cell office:value-type="string" calcext:value-type="string">
            <text:p>jagged</text:p>
          </table:table-cell>
          <table:table-cell office:value-type="float" office:value="49" calcext:value-type="float">
            <text:p>49</text:p>
          </table:table-cell>
        </table:table-row>
      </table:table>
      <table:named-expressions/>
      <table:database-ranges>
        <table:database-range table:name="__Anonymous_Sheet_DB__0" table:target-range-address="Sheet1.A1:Sheet1.G50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5:23:12.244949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0:57:38.865598640</meta:creation-date>
    <dc:date>2018-07-13T15:27:09.143353267</dc:date>
    <meta:editing-duration>PT1H6M7S</meta:editing-duration>
    <meta:editing-cycles>14</meta:editing-cycles>
    <meta:generator>LibreOffice/5.1.6.2$Linux_X86_64 LibreOffice_project/10m0$Build-2</meta:generator>
    <meta:document-statistic meta:table-count="1" meta:cell-count="350" meta:object-count="0"/>
  </office:meta>
</office:document-meta>
</file>